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 style:font-pitch="variable"/>
    <style:font-face style:name="Gentium" svg:font-family="Gentiu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Gentium" fo:font-size="12pt" style:font-size-asian="12pt" style:font-size-complex="12pt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style:font-name="Gentium" fo:font-size="12pt" style:font-size-asian="12pt" style:font-size-complex="12pt"/>
    </style:style>
    <style:style style:name="P3" style:family="paragraph" style:parent-style-name="Standard">
      <style:paragraph-properties fo:margin-left="2.501cm" fo:margin-right="0cm" fo:text-indent="0cm" style:auto-text-indent="false"/>
      <style:text-properties style:font-name="Gentium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Gentium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Gentium" fo:font-size="12pt" style:font-size-asian="12pt" style:font-size-complex="12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fo:break-before="page"/>
      <style:text-properties style:font-name="Gentium" fo:font-weight="bold" style:font-weight-asian="bold" style:font-weight-complex="bold"/>
    </style:style>
    <style:style style:name="P8" style:family="paragraph" style:parent-style-name="Standard" style:list-style-name="L1">
      <style:paragraph-properties fo:margin-left="1.251cm" fo:margin-right="0cm" fo:text-indent="0cm" style:auto-text-indent="false"/>
      <style:text-properties style:font-name="Gentium" fo:font-weight="normal" style:font-weight-asian="normal" style:font-weight-complex="normal"/>
    </style:style>
    <style:style style:name="P9" style:family="paragraph" style:parent-style-name="Standard" style:list-style-name="L2">
      <style:paragraph-properties fo:margin-left="1.251cm" fo:margin-right="0cm" fo:text-indent="0cm" style:auto-text-indent="false"/>
      <style:text-properties style:font-name="Gentium" fo:font-weight="normal" style:font-weight-asian="normal" style:font-weight-complex="normal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Gentium" fo:font-weight="normal" style:font-weight-asian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Gentium"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text-indent="0cm" style:auto-text-indent="false" text:number-lines="true" text:line-number="1"/>
      <style:text-properties style:font-name="Gentium"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indent="0cm" style:auto-text-indent="false" text:number-lines="true" text:line-number="1"/>
      <style:text-properties style:font-name="Gentium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 fo:break-before="page" text:number-lines="true" text:line-number="1"/>
      <style:text-properties style:font-name="Gentium" fo:font-weight="normal" style:font-weight-asian="normal" style:font-weight-complex="normal"/>
    </style:style>
    <style:style style:name="P15" style:family="paragraph" style:parent-style-name="Standard">
      <style:paragraph-properties fo:margin-left="1.251cm" fo:margin-right="0cm" fo:text-indent="0cm" style:auto-text-indent="false" text:number-lines="true" text:line-number="1"/>
      <style:text-properties style:font-name="Gentium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Gentium"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Gentium" fo:font-size="12pt" style:font-size-asian="12pt" style:font-size-complex="12pt"/>
    </style:style>
    <style:style style:name="T5" style:family="text">
      <style:text-properties style:font-name="Gentium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Gentium" fo:font-size="12pt" style:font-size-asian="12pt" style:font-size-complex="12pt"/>
    </style:style>
    <text:list-style style:name="L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)" style:num-format="a">
        <style:list-level-properties text:space-before="1.27cm" text:min-label-width="0.635cm"/>
      </text:list-level-style-number>
      <text:list-level-style-bullet text:level="3" text:style-name="Bullet_20_Symbols" style:num-prefix=" " style:num-suffix=" 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Member,</text:p>
      <text:p text:style-name="P1"/>
      <text:p text:style-name="P1">NOTICE is hereby given for the Third Annual General Meeting of the No2ID Association on SATURDAY, 12<text:span text:style-name="T1">th</text:span> May, this, at St. Gabriel's Halls, Pimlico, London: starting promptly at 11:30am.</text:p>
      <text:p text:style-name="P1"/>
      <text:p text:style-name="P1">The venue is:</text:p>
      <text:p text:style-name="P2">St Gabriel’s Halls,</text:p>
      <text:p text:style-name="P2">Glasgow Terrace,</text:p>
      <text:p text:style-name="P2">Churchill Gardens,</text:p>
      <text:p text:style-name="P2">Pimlico,</text:p>
      <text:p text:style-name="P2">London</text:p>
      <text:p text:style-name="P2">SW1V 3AA</text:p>
      <text:p text:style-name="P1"/>
      <text:p text:style-name="P1">In line with the Association's Constitution (F3), <text:span text:style-name="T2">nominations to the Advisory Board (5 posts) must be submitted:</text:span></text:p>
      <text:p text:style-name="P3">“<text:span text:style-name="T3">... no later than 14 calendar days before the AGM, stating name of candidate, proposer, seconder and including a statement from the candidate that they are willing to stand for election.</text:span>”</text:p>
      <text:p text:style-name="P4"/>
      <text:p text:style-name="P4">Nominations will be accepted by email (to agm2007@no2id.net), facsimile (07092 844 345), or pre-paid post, sent to:</text:p>
      <text:p text:style-name="P4"><text:tab/>NO2ID</text:p>
      <text:p text:style-name="P4"><text:tab/>Box No 412</text:p>
      <text:p text:style-name="P5"><text:span text:style-name="T2"><text:tab/></text:span>19 - 21 Crawford Street</text:p>
      <text:p text:style-name="P4"><text:tab/>London</text:p>
      <text:p text:style-name="P4"><text:tab/>W1H 1PJ</text:p>
      <text:p text:style-name="P4"/>
      <text:p text:style-name="P4">A provisional agenda follows.</text:p>
      <text:p text:style-name="P4"/>
      <text:p text:style-name="P6"><text:span text:style-name="T4">A </text:span><text:span text:style-name="T5">limited</text:span><text:span text:style-name="T4"> supply of printed materials (Order Papers, Nominees, Officers' Reports) will be available on the day. Electronic copies will also be available on the Association's Website (</text:span><text:a xlink:type="simple" xlink:href="http://www.no2id.net/agm2007"><text:span text:style-name="T6">http://www.no2id.net/agm2007</text:span></text:a><text:span text:style-name="T4">) in due course.</text:span></text:p>
      <text:p text:style-name="P4"/>
      <text:p text:style-name="P4">Upon conclusion of the formal AGM business, we shall adjourn for lunch, after which there will be an Action/Activities Day for those who wish to attend.</text:p>
      <text:p text:style-name="P4"/>
      <text:p text:style-name="P4">Merchandise and light refreshments will be provided.</text:p>
      <text:p text:style-name="P4"/>
      <text:p text:style-name="P4">We hope to see as many members at the AGM &amp; Action Day as possible; and we would be grateful if members could advise us if they intend to come to aid our planning.</text:p>
      <text:p text:style-name="P4"/>
      <text:p text:style-name="P4">Yours sincerely,</text:p>
      <text:p text:style-name="P4"/>
      <text:p text:style-name="P4">[signed]</text:p>
      <text:p text:style-name="P4"/>
      <text:p text:style-name="P4"/>
      <text:p text:style-name="P4">A M L McGreggor</text:p>
      <text:p text:style-name="P4">National Secretary</text:p>
      <text:p text:style-name="P4">12<text:span text:style-name="T1">th</text:span> April, 2007</text:p>
      <text:p text:style-name="P7">Agenda</text:p>
      <text:list text:style-name="L1">
        <text:list-item>
          <text:p text:style-name="P8">Alterations to the Agenda</text:p>
        </text:list-item>
        <text:list-item>
          <text:p text:style-name="P8">Ratification of the previous AGM's minutes</text:p>
        </text:list-item>
        <text:list-item>
          <text:p text:style-name="P8">Reports, from:</text:p>
        </text:list-item>
      </text:list>
      <text:list text:style-name="L2">
        <text:list-item>
          <text:list>
            <text:list-item>
              <text:p text:style-name="P9">The Advisory Board</text:p>
            </text:list-item>
            <text:list-item>
              <text:p text:style-name="P9">The National Co-Ordinator</text:p>
            </text:list-item>
            <text:list-item>
              <text:p text:style-name="P9">The Association's Treasurer</text:p>
            </text:list-item>
            <text:list-item>
              <text:p text:style-name="P9">The National Secretary</text:p>
            </text:list-item>
          </text:list>
        </text:list-item>
      </text:list>
      <text:list text:style-name="L1" text:continue-numbering="true">
        <text:list-item>
          <text:p text:style-name="P8">Presentation of the Association's Accounts</text:p>
        </text:list-item>
        <text:list-item>
          <text:p text:style-name="P8">Motions (Motion: 2007-01)</text:p>
        </text:list-item>
        <text:list-item>
          <text:p text:style-name="P8">Elections to the Advisory Board</text:p>
        </text:list-item>
        <text:list-item>
          <text:p text:style-name="P8">Other Business</text:p>
        </text:list-item>
        <text:list-item>
          <text:p text:style-name="P8">Close</text:p>
        </text:list-item>
      </text:list>
      <text:p text:style-name="P10"/>
      <text:p text:style-name="P11">Motion 2007-01</text:p>
      <text:p text:style-name="P12"><text:tab/>Motion towards the incorporation of NO2ID </text:p>
      <text:p text:style-name="P13">I<text:tab/>This AGM notes that: NO2ID has grown to the point where the formal structure of the <text:tab/>Association, as an unicorporated association or club with unlimited joint and several <text:tab/>liability for members and officers, is no longer appropriate for it to undertake national <text:tab/>campaigns in several related subject areas, and is not desirable if it is to employ staff or <text:tab/>raise funds on a large scale. Further the constitution of the Association is inadequate for <text:tab/>the formal distribution of responsibilities within a <text:s/>large organisation.</text:p>
      <text:p text:style-name="P13"/>
      <text:p text:style-name="P13">II<text:tab/>This AGM resolves to instruct the Advisory Board and the Executive Committee to <text:tab/>undertake such steps as they may see fit preparatory to the transfer of the functions of the <text:tab/>Association to a non-profit-making limited liability company, and in particular empowers <text:tab/>the Executive Committee</text:p>
      <text:p text:style-name="P13"><text:tab/></text:p>
      <text:p text:style-name="P13"><text:tab/>(1) to establish a Company, limited by Guarantee (hereinafter, 'Company'),</text:p>
      <text:p text:style-name="P13"><text:tab/><text:tab/>(a) whose objects shall include (without limitation):</text:p>
      <text:p text:style-name="P13"><text:tab/></text:p>
      <text:p text:style-name="P13"><text:tab/><text:tab/><text:tab/>(i) To raise public awareness of the issues concerning ID cards, centralised <text:tab/><text:tab/><text:tab/>identity registers, and schemes involving the creation of a unique <text:tab/><text:tab/><text:tab/><text:tab/>identifying number and/or biometrically based identifier(s) for each and <text:tab/><text:tab/><text:tab/>every citizen.</text:p>
      <text:p text:style-name="P13"><text:tab/></text:p>
      <text:p text:style-name="P13"><text:tab/><text:tab/><text:tab/>(ii) To research and evaluate any such schemes, legislation, and initiatives <text:tab/><text:tab/><text:tab/>that come to the attention of the Company in order to determine its <text:tab/><text:tab/><text:tab/><text:tab/>position – and response – to such proposals.</text:p>
      <text:p text:style-name="P13"><text:tab/></text:p>
      <text:p text:style-name="P13"><text:tab/><text:tab/><text:tab/>(iii) To lobby and campaign against the introduction of any scheme: <text:tab/><text:tab/><text:tab/><text:tab/>legislative or administrative measures in the United Kingdom or elsewhere <text:tab/><text:tab/><text:tab/>that might be detrimental or cause a fundamental change in the <text:tab/><text:tab/><text:tab/><text:tab/><text:tab/>relationship between the citizen and the state in the United Kingdom</text:p>
      <text:p text:style-name="P13"><text:tab/></text:p>
      <text:p text:style-name="P13"><text:tab/><text:tab/><text:tab/>(iv) To oppose any initiatives that involve comprehensive data-sharing <text:tab/><text:tab/><text:tab/><text:tab/>without the fully-informed and explicit consent of the individual.</text:p>
      <text:p text:style-name="P13"/>
      <text:p text:style-name="P14"><text:tab/><text:tab/>(b) and whose subscribing members may include (subject in each case to <text:s/>the</text:p>
      <text:p text:style-name="P13"><text:tab/><text:tab/>consent of the person named)</text:p>
      <text:p text:style-name="P13"><text:tab/></text:p>
      <text:p text:style-name="P15"><text:tab/><text:tab/>(i)<text:tab/>Mark Littlewood;</text:p>
      <text:p text:style-name="P15"><text:tab/><text:tab/>(ii)<text:tab/>Debbie Chay;</text:p>
      <text:p text:style-name="P15"><text:tab/><text:tab/>(iii)<text:tab/>James Cronin;</text:p>
      <text:p text:style-name="P15"><text:tab/><text:tab/>(iv)<text:tab/>Mark Dziecielewski;</text:p>
      <text:p text:style-name="P15"><text:tab/><text:tab/>(v)<text:tab/>Andy Robson;</text:p>
      <text:p text:style-name="P15"><text:tab/><text:tab/>(vi)<text:tab/>Phil Booth;</text:p>
      <text:p text:style-name="P15"><text:tab/><text:tab/>(vii)<text:tab/>Guy Herbert;</text:p>
      <text:p text:style-name="P15"><text:tab/><text:tab/>(viii)<text:tab/>Adam McGreggor;</text:p>
      <text:p text:style-name="P15"><text:tab/><text:tab/>(ix)<text:tab/>Owen Blacker;</text:p>
      <text:p text:style-name="P15"><text:tab/><text:tab/>(x) <text:tab/>The Joseph Rowntree Reform Trust Ltd</text:p>
      <text:p text:style-name="P13"><text:tab/></text:p>
      <text:p text:style-name="P13"><text:tab/>(2) to permit the Company to carry out on behalf of the Association such of the <text:tab/>Association's functions as the Executive Committee may see fit; to arrange the transfer of <text:tab/>funds,<text:tab/>contracts, information or other rights, obligations or tangible or intangible <text:tab/>property held by or on on behalf of the Association to the Company as may be reasonable <text:tab/>or necessary in the judgment of the Executive Committee to further any functions <text:tab/>transferred, or otherwise further the objects of the Association; to solicit donations to the <text:tab/>company from the Association's membership and others; to provide such services to the <text:tab/>Company through the Association's facilities and staff as the Executive Committee may <text:tab/>deem expedient to the cooperation of the two organisations.</text:p>
      <text:p text:style-name="P13"/>
      <text:p text:style-name="P13">III<text:tab/>This AGM resolves further that members of the Advisory Board or the Executive <text:tab/>Committee may be officers of the Company and shall be entitled <text:s/>to remuneration for such <text:tab/>office as the Company shall determine without any duty to account to the Association for <text:tab/>such remuneration.</text:p>
      <text:p text:style-name="P13"/>
      <text:p text:style-name="P13">IV<text:tab/>This AGM requests the Executive Committee to monitor the progress of the establishment <text:tab/>of the Company, and that as soon as reasonably <text:s/>possible after the time that in the <text:tab/>judgment of the Executive Committee the Company is capable of taking the place of the <text:tab/>Association then the Secretary shall convene a Special General Meeting at which the <text:tab/>Executive Committee and the Directors of the Company shall report on the functioning of <text:tab/>the Company and present a motion for the winding-up of the Association and the transfer <text:tab/>of funds and functions to the Company.</text:p>
      <text:p text:style-name="P13"/>
      <text:p text:style-name="P16">Proposed: G. E. S. Herbert<text:span text:style-name="T3"> (General Secretary, NO2ID)</text:span></text:p>
      <text:p text:style-name="P16">Seconded: A. M. L. McGreggor<text:span text:style-name="T3"> (National Secretary, NO2ID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 style:font-pitch="variable"/>
    <style:font-face style:name="Gentium" svg:font-family="Gentiu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" style:font-size-asian="12pt" style:language-asian="en" style:country-asian="GB" style:font-name-complex="Arial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inside" text:increment="5"/>
  </office:styles>
  <office:automatic-styles>
    <style:page-layout style:name="pm1">
      <style:page-layout-properties fo:page-width="21.001cm" fo:page-height="29.7cm" style:num-format="1" style:print-orientation="portrait" fo:margin-top="3.81cm" fo:margin-bottom="1.499cm" fo:margin-left="2cm" fo:margin-right="2cm" style:writing-mode="lr-tb" style:footnote-max-height="0cm"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1-15T15:56:46</meta:creation-date>
    <dc:date>2007-04-16T03:12:38</dc:date>
    <dc:language>en-US</dc:language>
    <meta:editing-cycles>10</meta:editing-cycles>
    <meta:editing-duration>PT1H25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4" meta:word-count="894" meta:character-count="5683"/>
  </office:meta>
</office:document-meta>
</file>